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text-properties fo:language="pt" fo:country="BR"/>
    </style:style>
    <style:style style:name="P3" style:family="paragraph" style:parent-style-name="Standard" style:list-style-name="L1">
      <style:text-properties officeooo:paragraph-rsid="00168443"/>
    </style:style>
    <style:style style:name="P4" style:family="paragraph" style:parent-style-name="Standard" style:list-style-name="L1">
      <style:text-properties fo:language="pt" fo:country="BR" officeooo:rsid="00168443" officeooo:paragraph-rsid="00168443"/>
    </style:style>
    <style:style style:name="P5" style:family="paragraph" style:parent-style-name="Standard" style:list-style-name="L1">
      <style:text-properties fo:language="pt" fo:country="BR" officeooo:paragraph-rsid="00168443"/>
    </style:style>
    <style:style style:name="P6" style:family="paragraph" style:parent-style-name="Standard" style:list-style-name="L1">
      <style:text-properties fo:language="pt" fo:country="BR" officeooo:rsid="0017c28b" officeooo:paragraph-rsid="00168443"/>
    </style:style>
    <style:style style:name="P7" style:family="paragraph" style:parent-style-name="Standard" style:list-style-name="L1">
      <style:text-properties fo:language="pt" fo:country="BR" officeooo:rsid="0017c28b" officeooo:paragraph-rsid="0017c28b"/>
    </style:style>
    <style:style style:name="P8" style:family="paragraph" style:parent-style-name="Standard" style:list-style-name="L1">
      <style:text-properties fo:language="pt" fo:country="BR" officeooo:rsid="001824fd" officeooo:paragraph-rsid="001824fd"/>
    </style:style>
    <style:style style:name="P9" style:family="paragraph" style:parent-style-name="Standard" style:list-style-name="L1">
      <style:text-properties fo:language="pt" fo:country="BR" fo:font-style="italic" officeooo:rsid="001824fd" officeooo:paragraph-rsid="001824fd" style:font-style-asian="italic" style:font-style-complex="italic"/>
    </style:style>
    <style:style style:name="P10" style:family="paragraph" style:parent-style-name="Standard" style:list-style-name="L1">
      <style:text-properties fo:language="pt" fo:country="BR" fo:font-style="normal" officeooo:rsid="001824fd" officeooo:paragraph-rsid="001824fd" style:font-style-asian="normal" style:font-style-complex="normal"/>
    </style:style>
    <style:style style:name="P11" style:family="paragraph" style:parent-style-name="Standard" style:list-style-name="L1">
      <style:text-properties fo:language="pt" fo:country="BR" fo:font-style="normal" fo:font-weight="normal" officeooo:rsid="001a1ce4" officeooo:paragraph-rsid="001a1ce4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language="pt" fo:country="BR" fo:font-style="normal" fo:font-weight="normal" officeooo:rsid="001ab6df" officeooo:paragraph-rsid="001ab6df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language="pt" fo:country="BR" fo:font-style="normal" fo:font-weight="normal" officeooo:rsid="001c86a5" officeooo:paragraph-rsid="001c86a5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language="pt" fo:country="BR" fo:font-style="normal" fo:font-weight="normal" officeooo:rsid="001da49a" officeooo:paragraph-rsid="001da49a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officeooo:rsid="001824fd" officeooo:paragraph-rsid="001824fd"/>
    </style:style>
    <style:style style:name="P16" style:family="paragraph" style:parent-style-name="Standard" style:list-style-name="L1">
      <style:text-properties fo:font-style="normal" officeooo:rsid="001824fd" officeooo:paragraph-rsid="001824fd" style:font-style-asian="normal" style:font-style-complex="normal"/>
    </style:style>
    <style:style style:name="P17" style:family="paragraph" style:parent-style-name="Standard">
      <style:text-properties fo:font-style="normal" officeooo:rsid="001824fd" officeooo:paragraph-rsid="001824fd" style:font-style-asian="normal" style:font-style-complex="normal"/>
    </style:style>
    <style:style style:name="P18" style:family="paragraph" style:parent-style-name="Standard" style:list-style-name="L1">
      <style:text-properties fo:font-style="normal" officeooo:rsid="00189011" officeooo:paragraph-rsid="001a1ce4" style:font-style-asian="normal" style:font-style-complex="normal"/>
    </style:style>
    <style:style style:name="P19" style:family="paragraph" style:parent-style-name="Standard" style:list-style-name="L1">
      <style:text-properties fo:font-style="normal" officeooo:rsid="001a1ce4" officeooo:paragraph-rsid="001a1ce4" style:font-style-asian="normal" style:font-style-complex="normal"/>
    </style:style>
    <style:style style:name="P20" style:family="paragraph" style:parent-style-name="Standard" style:list-style-name="L1">
      <style:text-properties fo:font-style="normal" officeooo:rsid="001ab6df" officeooo:paragraph-rsid="001ab6df" style:font-style-asian="normal" style:font-style-complex="normal"/>
    </style:style>
    <style:style style:name="P21" style:family="paragraph" style:parent-style-name="Standard">
      <style:text-properties fo:font-style="normal" officeooo:rsid="00207685" officeooo:paragraph-rsid="00207685" style:font-style-asian="normal" style:font-style-complex="normal"/>
    </style:style>
    <style:style style:name="P22" style:family="paragraph" style:parent-style-name="Text_20_body" style:list-style-name="L1">
      <style:text-properties officeooo:paragraph-rsid="00168443"/>
    </style:style>
    <style:style style:name="P23" style:family="paragraph" style:parent-style-name="Text_20_body">
      <style:text-properties officeooo:rsid="00207685" officeooo:paragraph-rsid="00207685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68443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68443" style:font-weight-asian="normal" style:font-weight-complex="normal"/>
    </style:style>
    <style:style style:name="T5" style:family="text">
      <style:text-properties fo:language="pt" fo:country="BR" fo:font-weight="normal" officeooo:rsid="001a1ce4" style:font-weight-asian="normal" style:font-weight-complex="normal"/>
    </style:style>
    <style:style style:name="T6" style:family="text">
      <style:text-properties fo:language="pt" fo:country="BR" fo:font-style="italic" style:font-style-asian="italic" style:font-style-complex="italic"/>
    </style:style>
    <style:style style:name="T7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pt" fo:country="BR" fo:font-style="italic" fo:font-weight="normal" officeooo:rsid="001a1ce4" style:font-style-asian="italic" style:font-weight-asian="normal" style:font-style-complex="italic" style:font-weight-complex="normal"/>
    </style:style>
    <style:style style:name="T9" style:family="text">
      <style:text-properties fo:language="pt" fo:country="BR" officeooo:rsid="00189011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fo:font-weight="bold" officeooo:rsid="001a1ce4" style:font-weight-asian="bold" style:font-weight-complex="bold"/>
    </style:style>
    <style:style style:name="T12" style:family="text">
      <style:text-properties fo:language="pt" fo:country="BR" officeooo:rsid="001a1ce4"/>
    </style:style>
    <style:style style:name="T13" style:family="text">
      <style:text-properties fo:language="pt" fo:country="BR" officeooo:rsid="001e7aab"/>
    </style:style>
    <style:style style:name="T14" style:family="text">
      <style:text-properties officeooo:rsid="001e7a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ista de exercícios:</text:h>
      <text:p text:style-name="Text_20_body"><text:span text:style-name="T1"/></text:p>
      <text:p text:style-name="P23"><text:span text:style-name="T1">PARTE I</text:span></text:p>
      <text:list xml:id="list3699814528" text:style-name="L1">
        <text:list-header>
          <text:p text:style-name="P4"/>
        </text:list-header>
        <text:list-item>
          <text:p text:style-name="P3"><text:span text:style-name="T2">Escreva um programa que ache os números divisíveis por 7 e por 13, entre o seu ano de nascimento e 2701</text:span><text:span text:style-name="T1">.</text:span></text:p>
          <text:p text:style-name="P5"/>
        </text:list-item>
        <text:list-item>
          <text:p text:style-name="P22"><text:span text:style-name="Strong_20_Emphasis"><text:span text:style-name="T4">Escreva um programa que imprima o seguinte padrão</text:span></text:span><text:span text:style-name="Strong_20_Emphasis"><text:span text:style-name="T1">. </text:span></text:span></text:p>
        </text:list-item>
      </text:list>
      <text:p text:style-name="Preformatted_20_Text">* </text:p>
      <text:p text:style-name="Preformatted_20_Text">* * </text:p>
      <text:p text:style-name="Preformatted_20_Text">* * * </text:p>
      <text:p text:style-name="Preformatted_20_Text">* * * * </text:p>
      <text:p text:style-name="Preformatted_20_Text">* * * * * </text:p>
      <text:p text:style-name="Preformatted_20_Text">* * * * </text:p>
      <text:p text:style-name="Preformatted_20_Text">* * * </text:p>
      <text:p text:style-name="Preformatted_20_Text">* * </text:p>
      <text:p text:style-name="P1">*</text:p>
      <text:list xml:id="list162424796070221" text:continue-numbering="true" text:style-name="L1">
        <text:list-item>
          <text:p text:style-name="P4">Altere o programa a<text:span text:style-name="T14">cima</text:span> para que o usuário possa entrar com o número máximo de estrelas.</text:p>
          <text:p text:style-name="P4"/>
        </text:list-item>
        <text:list-item>
          <text:p text:style-name="P6">Escreva um programa que corre os números de 1 a 50 e imprim<text:span text:style-name="T14">e</text:span>. Mas, quando for múltiplo de três, imprima ‘Oops’, quando for múltiplo de 5 imprima ‘Doo’, quando for de ambos imprima ‘OopsDoo’.</text:p>
          <text:p text:style-name="P7"/>
        </text:list-item>
        <text:list-item>
          <text:p text:style-name="P8">Escreva um programa que recebe uma letra e identifica se ela é vogal ou consoante.</text:p>
          <text:p text:style-name="P8"/>
        </text:list-item>
        <text:list-item>
          <text:p text:style-name="P15"><text:span text:style-name="T1">Escreva um programa que cont</text:span><text:span text:style-name="T13">e</text:span><text:span text:style-name="T1"> o número de letras de uma </text:span><text:span text:style-name="T7">string</text:span><text:span text:style-name="T6">.</text:span></text:p>
          <text:p text:style-name="P9"/>
        </text:list-item>
        <text:list-item>
          <text:p text:style-name="P16"><text:span text:style-name="T1">Escreva um programa que, dada uma lista de números [2, 34, 5, 6, 5, 4, 32] qualquer, retorne: o primeiro valor, o número de valores, o último valor, </text:span><text:span text:style-name="T9">a soma, </text:span><text:span text:style-name="T1">a média e a mediana. Obs. Para listas com tamanho ímpar, a mediana é o valor do meio, quando ordenada (sorted()). Para listas pares, os dois valores do meio.</text:span></text:p>
        </text:list-item>
      </text:list>
      <text:p text:style-name="P17"><text:span text:style-name="T1"/></text:p>
      <text:p text:style-name="P21"><text:span text:style-name="T1">PARTE II</text:span></text:p>
      <text:list xml:id="list162425610567318" text:continue-numbering="true" text:style-name="L1">
        <text:list-header>
          <text:p text:style-name="P10"/>
        </text:list-header>
        <text:list-item>
          <text:p text:style-name="P18"><text:span text:style-name="T1">Dicionários. Dado o dicionário: d = {‘a’: 0}: faça programas que </text:span><text:span text:style-name="T10">8.1</text:span><text:span text:style-name="T1"> acrescente um pa</text:span><text:span text:style-name="T12">r (chave, valor)</text:span><text:span text:style-name="T1"> {‘b’: 1}, ao dicionário; </text:span><text:span text:style-name="T10">8.2</text:span><text:span text:style-name="T1"> </text:span><text:span text:style-name="T12">verifique se a </text:span><text:span text:style-name="T11">key</text:span><text:span text:style-name="T12"> ‘c’ está presente? </text:span><text:span text:style-name="T11">8.3 Concatene</text:span><text:span text:style-name="T5"> um dicionário a um outro dicionário: e = {z : 23}. Use o método ‘</text:span><text:span text:style-name="T8">update</text:span><text:span text:style-name="T5">’!</text:span></text:p>
          <text:p text:style-name="P11"/>
        </text:list-item>
        <text:list-item>
          <text:p text:style-name="P19"><text:span text:style-name="T3">Escreva uma função que faz um loop as keys de um dicionário. Se as keys forem vogais, eleve o valor ao quadrado. Caso contrário, set o valor para 0. Use </text:span><text:span text:style-name="T10">if k in ‘aeiou’</text:span><text:span text:style-name="T3">.</text:span></text:p>
          <text:p text:style-name="P12"/>
        </text:list-item>
        <text:list-item>
          <text:p text:style-name="P12">Escreva uma função que retorna os máximos e mínimos de um dicionário.</text:p>
          <text:p text:style-name="P12"/>
        </text:list-item>
        <text:list-item>
          <text:p text:style-name="P20"><text:span text:style-name="T3">Escreva uma função que recebe uma lista e organiza os valores em </text:span><text:span text:style-name="T10">keys</text:span><text:span text:style-name="T3"> e conta a frequência de cada uma. Por exemplo: a lista [0, 0, 1, 1, 1, 2, 5], resultaria em: {1: 3, 0: 2, 2: 1, 5: 1}.</text:span></text:p>
          <text:p text:style-name="P13"/>
        </text:list-item>
        <text:list-item>
          <text:p text:style-name="P13">Escreva uma função que liste todos os números primos até 200. Utilize a divisão modular (%).</text:p>
          <text:p text:style-name="P13"><text:s/></text:p>
        </text:list-item>
        <text:list-item>
          <text:p text:style-name="P13"><text:soft-page-break/><text:s/>Escreva um programa que substitua ‘,’ por ‘.’ e ‘.’ por ‘,’ em um<text:span text:style-name="T14">a</text:span> string. Exemplo: 1,000.54 por 1.000,54. </text:p>
          <text:p text:style-name="P13"/>
        </text:list-item>
        <text:list-item>
          <text:p text:style-name="P14">Escreva um programa que verifica se todas as letras do alfabeto constam no mínimo uma vez do parágrafo fornecido pelo usuári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30T14:39:26.167353693</meta:creation-date>
    <dc:date>2022-02-18T16:24:24.371602300</dc:date>
    <meta:editing-duration>PT1H29M2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00" meta:character-count="2018" meta:non-whitespace-character-count="1646"/>
  </office:meta>
</office:document-meta>
</file>